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1A00000017556110A0.png" manifest:media-type="image/png"/>
  <manifest:file-entry manifest:full-path="Pictures/100000000000032000000030B069A662.jpg" manifest:media-type="image/jpeg"/>
  <manifest:file-entry manifest:full-path="Pictures/10000200000000120000001256ED240C.gif" manifest:media-type="image/gif"/>
  <manifest:file-entry manifest:full-path="Pictures/100002010000001900000019BBE0014F.png" manifest:media-type="image/png"/>
  <manifest:file-entry manifest:full-path="Pictures/100002010000001B000000151CC72D08.png" manifest:media-type="image/png"/>
  <manifest:file-entry manifest:full-path="Pictures/100000000000001C00000020E01DA237.gif" manifest:media-type="image/gif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color="#000000" fo:font-size="12pt" style:font-size-asian="12pt" style:font-size-complex="12pt"/>
    </style:style>
    <style:style style:name="P3" style:family="paragraph" style:parent-style-name="Standard">
      <style:text-properties fo:color="#000000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0000ff"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003300" fo:font-size="12pt" style:font-size-asian="12pt" style:font-size-complex="12pt"/>
    </style:style>
    <style:style style:name="P12" style:family="paragraph" style:parent-style-name="Standard" style:list-style-name="L1">
      <style:paragraph-properties fo:text-align="justify" style:justify-single-word="false"/>
      <style:text-properties fo:color="#000000" fo:font-size="12pt" style:font-size-asian="12pt" style:font-size-complex="12pt"/>
    </style:style>
    <style:style style:name="P13" style:family="paragraph" style:parent-style-name="Standard" style:list-style-name="L4">
      <style:paragraph-properties fo:text-align="justify" style:justify-single-word="false"/>
      <style:text-properties fo:color="#000000" fo:font-size="12pt" style:font-size-asian="12pt" style:font-size-complex="12pt"/>
    </style:style>
    <style:style style:name="P14" style:family="paragraph" style:parent-style-name="Standard" style:list-style-name="L2">
      <style:paragraph-properties fo:text-align="justify" style:justify-single-word="false"/>
      <style:text-properties fo:color="#000000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 style:list-style-name="L3">
      <style:paragraph-properties fo:text-align="justify" style:justify-single-word="false"/>
      <style:text-properties fo:color="#000000"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 style:list-style-name="L2">
      <style:paragraph-properties fo:text-align="justify" style:justify-single-word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3">
      <style:paragraph-properties fo:text-align="justify" style:justify-single-word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66ff" fo:font-size="26pt" style:font-size-asian="26pt" style:font-size-complex="26pt"/>
    </style:style>
    <style:style style:name="T4" style:family="text">
      <style:text-properties fo:color="#0066ff" fo:font-size="22pt" style:font-size-asian="22pt" style:font-size-complex="22pt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style:font-size-asian="9.60000038146973pt" style:font-size-complex="11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0.5in" fo:text-indent="-0.25in" fo:margin-left="0.5in"/>
        </style:list-level-properties>
      </text:list-level-style-image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image text:level="1" xlink:href="Pictures/100000000000001C00000020E01DA237.gif" xlink:type="simple" xlink:show="embed" xlink:actuate="onLoad">
        <style:list-level-properties text:list-level-position-and-space-mode="label-alignment" style:vertical-pos="middle" style:vertical-rel="line" fo:width="0.1299in" fo:height="0.1299in">
          <style:list-level-label-alignment text:label-followed-by="listtab" text:list-tab-stop-position="0.5in" fo:text-indent="-0.25in" fo:margin-left="0.5in"/>
        </style:list-level-properties>
      </text:list-level-style-image>
      <text:list-level-style-image text:level="2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1in" fo:text-indent="-0.25in" fo:margin-left="1in"/>
        </style:list-level-properties>
      </text:list-level-style-image>
      <text:list-level-style-image text:level="4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1.25in" fo:text-indent="-0.25in" fo:margin-left="1.25in"/>
        </style:list-level-properties>
      </text:list-level-style-image>
      <text:list-level-style-image text:level="5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1.5in" fo:text-indent="-0.25in" fo:margin-left="1.5in"/>
        </style:list-level-properties>
      </text:list-level-style-image>
      <text:list-level-style-image text:level="6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1.75in" fo:text-indent="-0.25in" fo:margin-left="1.75in"/>
        </style:list-level-properties>
      </text:list-level-style-image>
      <text:list-level-style-image text:level="7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2in" fo:text-indent="-0.25in" fo:margin-left="2in"/>
        </style:list-level-properties>
      </text:list-level-style-image>
      <text:list-level-style-image text:level="8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2.25in" fo:text-indent="-0.25in" fo:margin-left="2.25in"/>
        </style:list-level-properties>
      </text:list-level-style-image>
      <text:list-level-style-image text:level="9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2.5in" fo:text-indent="-0.25in" fo:margin-left="2.5in"/>
        </style:list-level-properties>
      </text:list-level-style-image>
      <text:list-level-style-image text:level="10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2.75in" fo:text-indent="-0.25in" fo:margin-left="2.75in"/>
        </style:list-level-properties>
      </text:list-level-style-image>
    </text:list-style>
    <text:list-style style:name="L3">
      <text:list-level-style-image text:level="1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0.5in" fo:text-indent="-0.25in" fo:margin-left="0.5in"/>
        </style:list-level-properties>
      </text:list-level-style-image>
      <text:list-level-style-image text:level="2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1in" fo:text-indent="-0.25in" fo:margin-left="1in"/>
        </style:list-level-properties>
      </text:list-level-style-image>
      <text:list-level-style-image text:level="4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1.25in" fo:text-indent="-0.25in" fo:margin-left="1.25in"/>
        </style:list-level-properties>
      </text:list-level-style-image>
      <text:list-level-style-image text:level="5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1.5in" fo:text-indent="-0.25in" fo:margin-left="1.5in"/>
        </style:list-level-properties>
      </text:list-level-style-image>
      <text:list-level-style-image text:level="6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1.75in" fo:text-indent="-0.25in" fo:margin-left="1.75in"/>
        </style:list-level-properties>
      </text:list-level-style-image>
      <text:list-level-style-image text:level="7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2in" fo:text-indent="-0.25in" fo:margin-left="2in"/>
        </style:list-level-properties>
      </text:list-level-style-image>
      <text:list-level-style-image text:level="8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2.25in" fo:text-indent="-0.25in" fo:margin-left="2.25in"/>
        </style:list-level-properties>
      </text:list-level-style-image>
      <text:list-level-style-image text:level="9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2.5in" fo:text-indent="-0.25in" fo:margin-left="2.5in"/>
        </style:list-level-properties>
      </text:list-level-style-image>
      <text:list-level-style-image text:level="10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2.75in" fo:text-indent="-0.25in" fo:margin-left="2.75in"/>
        </style:list-level-properties>
      </text:list-level-style-image>
    </text:list-style>
    <text:list-style style:name="L4">
      <text:list-level-style-image text:level="1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in" fo:height="0.1in">
          <style:list-level-label-alignment text:label-followed-by="listtab" text:list-tab-stop-position="0.5in" fo:text-indent="-0.25in" fo:margin-left="0.5in"/>
        </style:list-level-properties>
      </text:list-level-style-image>
      <text:list-level-style-image text:level="2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1in" fo:text-indent="-0.25in" fo:margin-left="1in"/>
        </style:list-level-properties>
      </text:list-level-style-image>
      <text:list-level-style-image text:level="4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1.25in" fo:text-indent="-0.25in" fo:margin-left="1.25in"/>
        </style:list-level-properties>
      </text:list-level-style-image>
      <text:list-level-style-image text:level="5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1.5in" fo:text-indent="-0.25in" fo:margin-left="1.5in"/>
        </style:list-level-properties>
      </text:list-level-style-image>
      <text:list-level-style-image text:level="6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1.75in" fo:text-indent="-0.25in" fo:margin-left="1.75in"/>
        </style:list-level-properties>
      </text:list-level-style-image>
      <text:list-level-style-image text:level="7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2in" fo:text-indent="-0.25in" fo:margin-left="2in"/>
        </style:list-level-properties>
      </text:list-level-style-image>
      <text:list-level-style-image text:level="8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2.25in" fo:text-indent="-0.25in" fo:margin-left="2.25in"/>
        </style:list-level-properties>
      </text:list-level-style-image>
      <text:list-level-style-image text:level="9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2.5in" fo:text-indent="-0.25in" fo:margin-left="2.5in"/>
        </style:list-level-properties>
      </text:list-level-style-image>
      <text:list-level-style-image text:level="10" xlink:href="Pictures/10000200000000120000001256ED240C.gif" xlink:type="simple" xlink:show="embed" xlink:actuate="onLoad">
        <style:list-level-properties text:list-level-position-and-space-mode="label-alignment" style:vertical-pos="middle" style:vertical-rel="line" fo:width="0.1874in" fo:height="0.1874in">
          <style:list-level-label-alignment text:label-followed-by="listtab" text:list-tab-stop-position="2.75in" fo:text-indent="-0.25in" fo:margin-left="2.75in"/>
        </style:list-level-properties>
      </text:list-level-style-image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9" text:anchor-type="paragraph" svg:x="4.0118in" svg:y="0.1402in" svg:width="0.2602in" svg:height="0.2602in" draw:z-index="8"><draw:image xlink:href="Pictures/100002010000001900000019BBE0014F.png" xlink:type="simple" xlink:show="embed" xlink:actuate="onLoad"/></draw:frame><text:span text:style-name="T3"><text:tab/> </text:span><text:span text:style-name="T4">Shashank Gurudu<text:tab/><text:tab/><text:tab/></text:span><text:span text:style-name="T8">+919700678403</text:span><text:span text:style-name="T4"><text:tab/></text:span></text:p>
      <text:p text:style-name="P2"><draw:frame draw:style-name="fr1" draw:name="Image10" text:anchor-type="paragraph" svg:x="4.0075in" svg:y="0.1764in" svg:width="0.2811in" svg:height="0.2189in" draw:z-index="9"><draw:image xlink:href="Pictures/100002010000001B000000151CC72D08.png" xlink:type="simple" xlink:show="embed" xlink:actuate="onLoad"/></draw:frame><text:span text:style-name="T3"><text:tab/> <text:s/></text:span><text:span text:style-name="T7">Flat no 403,snigdha residency,<text:tab/><text:tab/><text:tab/><text:tab/></text:span><text:a xlink:type="simple" xlink:href="mailto:shashank233@gmail.com">shashank233@gmail.co</text:a><text:a xlink:type="simple" xlink:href="mailto:shashank233@gmail.com">m</text:a> <text:tab/></text:p>
      <text:p text:style-name="P7"><draw:frame draw:style-name="fr1" draw:name="Image8" text:anchor-type="paragraph" svg:x="4.0591in" svg:y="0.1366in" svg:width="0.2709in" svg:height="0.2398in" draw:z-index="7"><draw:image xlink:href="Pictures/100002010000001A00000017556110A0.png" xlink:type="simple" xlink:show="embed" xlink:actuate="onLoad"/></draw:frame> <text:s text:c="14"/>vinayak nagar,Nizamabad,503001.</text:p>
      <text:p text:style-name="P7"><text:tab/><text:tab/><text:tab/><text:span text:style-name="T9"><text:tab/> <text:s text:c="12"/><text:tab/>in.linkedin.com/in/shashankgurudu</text:span></text:p>
      <text:p text:style-name="P2"/>
      <text:p text:style-name="P1"/>
      <text:p text:style-name="P9"><draw:frame draw:style-name="fr1" draw:name="Image4" text:anchor-type="paragraph" svg:x="-0.0071in" svg:y="0.0575in" svg:width="6.9252in" svg:height="0.0874in" draw:z-index="2"><draw:image xlink:href="Pictures/100000000000032000000030B069A662.jpg" xlink:type="simple" xlink:show="embed" xlink:actuate="onLoad"/></draw:frame>Objective</text:p>
      <text:p text:style-name="P10"/>
      <text:p text:style-name="P2"><text:tab/>To obtain an intern in an organization that encourages continuous learning and creativity while contributing my own knowledge and experiences to the organization.</text:p>
      <text:p text:style-name="P2"/>
      <text:p text:style-name="P9"><draw:frame draw:style-name="fr1" draw:name="Image2" text:anchor-type="paragraph" svg:x="0.0201in" svg:y="0.1173in" svg:width="6.9252in" svg:height="0.0874in" draw:z-index="0"><draw:image xlink:href="Pictures/100000000000032000000030B069A662.jpg" xlink:type="simple" xlink:show="embed" xlink:actuate="onLoad"/></draw:frame>Education</text:p>
      <text:p text:style-name="P2"/>
      <text:p text:style-name="P7">Bachelor of Engineering (B.E.) <text:tab/><text:tab/>Chaitanya Bharathi Institute of Technology <text:s text:c="4"/>2012 - present</text:p>
      <text:p text:style-name="P7">(Computer Science and Engineering)<text:tab/>Hyderabad, Telangana<text:tab/><text:tab/><text:tab/> <text:s text:c="9"/><text:span text:style-name="T1">77.02%</text:span></text:p>
      <text:p text:style-name="P7"/>
      <text:p text:style-name="P7">Intermediate (M.P.C.) <text:tab/><text:tab/><text:tab/>NRI junior college <text:s text:c="4"/><text:tab/><text:tab/><text:tab/> <text:s text:c="9"/>2010 - 2012</text:p>
      <text:p text:style-name="P7"><text:span text:style-name="T1"><text:tab/><text:tab/><text:tab/><text:tab/><text:tab/></text:span><text:span text:style-name="T2">Hyderabad, Telangana</text:span><text:span text:style-name="T1"><text:tab/><text:tab/> <text:s text:c="9"/><text:tab/> <text:s text:c="9"/>97.90%</text:span></text:p>
      <text:p text:style-name="P8"/>
      <text:p text:style-name="P7">S.S.C <text:tab/><text:tab/><text:tab/><text:tab/><text:tab/>Gowtham Model School<text:tab/><text:tab/> <text:s text:c="9"/>2009-2010</text:p>
      <text:p text:style-name="P7"><text:tab/><text:tab/><text:tab/><text:tab/><text:tab/>Nizamabad<text:tab/><text:tab/><text:tab/><text:tab/> <text:s text:c="9"/><text:span text:style-name="T1">92.00%</text:span></text:p>
      <text:p text:style-name="P2"><draw:frame draw:style-name="fr1" draw:name="Image3" text:anchor-type="paragraph" svg:x="-0.0071in" svg:y="0.2783in" svg:width="6.9252in" svg:height="0.0874in" draw:z-index="1"><draw:image xlink:href="Pictures/100000000000032000000030B069A662.jpg" xlink:type="simple" xlink:show="embed" xlink:actuate="onLoad"/></draw:frame></text:p>
      <text:p text:style-name="P9">Qualifications</text:p>
      <text:p text:style-name="P9"/>
      <text:list xml:id="list1709342228" text:style-name="L1">
        <text:list-item>
          <text:p text:style-name="P12">Adapts to latest technologies and use them with ease. </text:p>
        </text:list-item>
        <text:list-item>
          <text:p text:style-name="P12">Solution oriented</text:p>
        </text:list-item>
        <text:list-item>
          <text:p text:style-name="P12">Effective Communication Skills</text:p>
        </text:list-item>
        <text:list-item>
          <text:p text:style-name="P12">Instant problem solving skills</text:p>
        </text:list-item>
        <text:list-item>
          <text:p text:style-name="P12">Programming skills</text:p>
        </text:list-item>
        <text:list-item>
          <text:p text:style-name="P12">Can present a product effectively</text:p>
        </text:list-item>
      </text:list>
      <text:p text:style-name="P4"/>
      <text:p text:style-name="P9"><draw:frame draw:style-name="fr1" draw:name="Image1" text:anchor-type="paragraph" svg:x="-0.0071in" svg:y="0.2783in" svg:width="6.9252in" svg:height="0.0874in" draw:z-index="3"><draw:image xlink:href="Pictures/100000000000032000000030B069A662.jpg" xlink:type="simple" xlink:show="embed" xlink:actuate="onLoad"/></draw:frame></text:p>
      <text:p text:style-name="P9">Skill set</text:p>
      <text:p text:style-name="P9"/>
      <text:p text:style-name="P6">Programming Languages <text:tab/><text:tab/><text:span text:style-name="T6">C, C++, Java and Python</text:span> </text:p>
      <text:p text:style-name="P6">Web Technologies<text:tab/><text:tab/><text:tab/><text:span text:style-name="T2">HTML,PHP,JavaScript and Basics of CSS</text:span></text:p>
      <text:p text:style-name="P2"><text:span text:style-name="T5">Packages</text:span><text:span text:style-name="T1"> </text:span><text:tab/><text:tab/><text:tab/><text:tab/>Microsoft Office and image manipulation softwares</text:p>
      <text:p text:style-name="P6">Operating systems<text:tab/><text:tab/><text:tab/><text:span text:style-name="T6">GNU/Linux,Windows</text:span></text:p>
      <text:p text:style-name="P6"/>
      <text:list xml:id="list449004952" text:continue-numbering="true" text:style-name="L1">
        <text:list-item>
          <text:p text:style-name="P12">Knows the Git version control system and comfortable in using Github for any project.</text:p>
        </text:list-item>
        <text:list-item>
          <text:p text:style-name="P12">Comfortable with Command Line Interface in Linux and can deal with basic server stuff.</text:p>
        </text:list-item>
        <text:list-item>
          <text:p text:style-name="P12">Manages a team for an effective output.</text:p>
        </text:list-item>
        <text:list-item>
          <text:p text:style-name="P12"><text:soft-page-break/>Capable of organizing events.</text:p>
        </text:list-item>
        <text:list-item>
          <text:p text:style-name="P12">Good typing speed to make documents quicker.</text:p>
          <text:p text:style-name="P12"/>
        </text:list-item>
      </text:list>
      <text:p text:style-name="P2"><draw:frame draw:style-name="fr1" draw:name="Image6" text:anchor-type="paragraph" svg:x="0.0264in" svg:y="0.1783in" svg:width="6.9252in" svg:height="0.0874in" draw:z-index="5"><draw:image xlink:href="Pictures/100000000000032000000030B069A662.jpg" xlink:type="simple" xlink:show="embed" xlink:actuate="onLoad"/></draw:frame><text:span text:style-name="T1">College Projects </text:span><text:span text:style-name="T1">and Achievements</text:span></text:p>
      <text:p text:style-name="P4"/>
      <text:p text:style-name="P4"/>
      <text:list xml:id="list1389169801" text:style-name="L2">
        <text:list-item>
          <text:p text:style-name="P14">Mini Projects</text:p>
          <text:p text:style-name="P14">Live Video Streaming</text:p>
          <text:list>
            <text:list-item>
              <text:p text:style-name="P16">A java application which transfers live video from the webcam to another computer in a</text:p>
              <text:p text:style-name="P16">network.</text:p>
            </text:list-item>
          </text:list>
        </text:list-item>
      </text:list>
      <text:p text:style-name="P5"><text:tab/><text:span text:style-name="T1">College Petitions Portal</text:span></text:p>
      <text:list xml:id="list964563300" text:continue-numbering="true" text:style-name="L2">
        <text:list-item>
          <text:list>
            <text:list-item>
              <text:p text:style-name="P16">A php based project which helps to change the organization where students and staff in the</text:p>
              <text:p text:style-name="P16">college can make petitions. Members with like mind or who agree with the petition can</text:p>
              <text:p text:style-name="P16">support it by signing the petition.</text:p>
            </text:list-item>
          </text:list>
        </text:list-item>
      </text:list>
      <text:p text:style-name="P5"/>
      <text:list xml:id="list1567466891" text:continue-numbering="true" text:style-name="L2">
        <text:list-item>
          <text:p text:style-name="P14">Learning management system</text:p>
          <text:list>
            <text:list-item>
              <text:p text:style-name="P16">An online learning system where teachers can upload course materials and test papers </text:p>
              <text:p text:style-name="P16">and students can actively participate in studies to get better results.</text:p>
            </text:list-item>
            <text:list-item>
              <text:p text:style-name="P16">It was also used in teachers training camp held in cbit.</text:p>
            </text:list-item>
          </text:list>
        </text:list-item>
      </text:list>
      <text:p text:style-name="P3"><draw:frame draw:style-name="fr1" draw:name="Image7" text:anchor-type="paragraph" svg:x="-0.0071in" svg:y="0.2783in" svg:width="6.9252in" svg:height="0.0874in" draw:z-index="6"><draw:image xlink:href="Pictures/100000000000032000000030B069A662.jpg" xlink:type="simple" xlink:show="embed" xlink:actuate="onLoad"/></draw:frame></text:p>
      <text:p text:style-name="P4">Co-circular activities</text:p>
      <text:p text:style-name="P4"/>
      <text:list xml:id="list880026709" text:style-name="L3">
        <text:list-item>
          <text:p text:style-name="P15"><text:span text:style-name="T2">Started a glug named </text:span>“Open Minds” <text:span text:style-name="T2">class mates and made street view of college where people can view whole college virtually.</text:span></text:p>
        </text:list-item>
        <text:list-item>
          <text:p text:style-name="P15"><text:span text:style-name="T2">Was a volunteer of </text:span>“C Star”, <text:span text:style-name="T2">a 'C' coding contest as a part of </text:span>“HEADSTART 2014”.</text:p>
        </text:list-item>
        <text:list-item>
          <text:p text:style-name="P17">Was a key organizer of “KodeCrypt”, a national level programming contest which has a record</text:p>
          <text:p text:style-name="P17">number of registrations.</text:p>
        </text:list-item>
        <text:list-item>
          <text:p text:style-name="P17">Organized a Wiki-Edit-a-thon event in college.</text:p>
        </text:list-item>
        <text:list-item>
          <text:p text:style-name="P17">Started a <text:span text:style-name="T1">blog </text:span>which aims to deliver valuable information to engineering students. </text:p>
        </text:list-item>
      </text:list>
      <text:p text:style-name="P5"><text:tab/> (<text:a xlink:type="simple" xlink:href="http://www.tutorials4engineers.blogspot.in/">www.tutorials4engineers.blogspot.in</text:a>)</text:p>
      <text:list xml:id="list121620527" text:continue-numbering="true" text:style-name="L3">
        <text:list-item>
          <text:p text:style-name="P17">Student Volunteer for Swecha supporting free software movement.</text:p>
        </text:list-item>
      </text:list>
      <text:p text:style-name="P5"><draw:frame draw:style-name="fr1" draw:name="Image5" text:anchor-type="paragraph" svg:x="-0.0071in" svg:y="0.2783in" svg:width="6.9252in" svg:height="0.0874in" draw:z-index="4"><draw:image xlink:href="Pictures/100000000000032000000030B069A662.jpg" xlink:type="simple" xlink:show="embed" xlink:actuate="onLoad"/></draw:frame><text:tab/></text:p>
      <text:p text:style-name="P4">Areas of interests</text:p>
      <text:p text:style-name="P2"/>
      <text:list xml:id="list1336874128" text:style-name="L4">
        <text:list-item>
          <text:p text:style-name="P13">Writes review on latest technologies </text:p>
        </text:list-item>
        <text:list-item>
          <text:p text:style-name="P13">Blogging </text:p>
        </text:list-item>
        <text:list-item>
          <text:p text:style-name="P13">Participates in technical seminars</text:p>
        </text:list-item>
        <text:list-item>
          <text:p text:style-name="P13">Human relatinships</text:p>
          <text:p text:style-name="P13"/>
        </text:list-item>
      </text:list>
      <text:p text:style-name="P11"><text:tab/><text:span text:style-name="T10">I here by declare that all the above information is true to the best of my knowledge.</text:span></text:p>
      <text:p text:style-name="P2"/>
      <text:p text:style-name="P2">Date: 05.06.2015</text:p>
      <text:p text:style-name="P2">Place :Hyderabad<text:tab/><text:tab/><text:tab/><text:tab/><text:tab/><text:tab/><text:tab/><text:tab/><text:tab/>Shashank Gurud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shank </meta:initial-creator>
    <meta:creation-date>2014-07-22T21:47:01.193261081</meta:creation-date>
    <dc:date>2015-06-04T22:32:50</dc:date>
    <dc:creator>Shashank </dc:creator>
    <meta:editing-duration>PT1H16M41S</meta:editing-duration>
    <meta:editing-cycles>14</meta:editing-cycles>
    <meta:generator>LibreOffice/3.5$Linux_X86_64 LibreOffice_project/350m1$Build-2</meta:generator>
    <meta:document-statistic meta:table-count="0" meta:image-count="10" meta:object-count="0" meta:page-count="2" meta:paragraph-count="61" meta:word-count="429" meta:character-count="2940" meta:non-whitespace-character-count="2429"/>
  </office:meta>
</office:document-meta>
</file>